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2024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776" calcext:value-type="float">
            <text:p>96.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202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296" calcext:value-type="float">
            <text:p>96.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2019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96" calcext:value-type="float">
            <text:p>95.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201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2016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2014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44" calcext:value-type="float">
            <text:p>96.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201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48" calcext:value-type="float">
            <text:p>95.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201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616" calcext:value-type="float">
            <text:p>95.0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201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2010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648" calcext:value-type="float">
            <text:p>93.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2010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792" calcext:value-type="float">
            <text:p>93.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2009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072" calcext:value-type="float">
            <text:p>93.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2008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12" calcext:value-type="float">
            <text:p>93.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200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504" calcext:value-type="float">
            <text:p>93.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2007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792" calcext:value-type="float">
            <text:p>93.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200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128" calcext:value-type="float">
            <text:p>94.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200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552" calcext:value-type="float">
            <text:p>93.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2004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712" calcext:value-type="float">
            <text:p>95.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200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216" calcext:value-type="float">
            <text:p>93.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200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200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832" calcext:value-type="float">
            <text:p>97.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